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1b4a" officeooo:paragraph-rsid="00001b4a"/>
    </style:style>
    <style:style style:name="P2" style:family="paragraph" style:parent-style-name="Standard">
      <style:paragraph-properties fo:text-align="center" style:justify-single-word="false"/>
      <style:text-properties officeooo:rsid="00001b4a" officeooo:paragraph-rsid="00001b4a"/>
    </style:style>
    <style:style style:name="P3" style:family="paragraph" style:parent-style-name="Standard">
      <style:paragraph-properties style:line-height-at-least="0.476cm" fo:text-align="justify" style:justify-single-word="false"/>
    </style:style>
    <style:style style:name="P4" style:family="paragraph" style:parent-style-name="Standard">
      <style:paragraph-properties fo:margin-top="0cm" fo:margin-bottom="0.499cm" loext:contextual-spacing="false" style:line-height-at-least="0.476cm" fo:text-align="justify" style:justify-single-word="false"/>
    </style:style>
    <style:style style:name="T1" style:family="text">
      <style:text-properties fo:color="#990000"/>
    </style:style>
    <style:style style:name="T2" style:family="text">
      <style:text-properties fo:color="#990000" fo:font-weight="bold"/>
    </style:style>
    <style:style style:name="T3" style:family="text">
      <style:text-properties fo:color="#990000" fo:font-size="12pt"/>
    </style:style>
    <style:style style:name="T4" style:family="text">
      <style:text-properties fo:color="#990000" fo:font-size="12pt" fo:font-weight="bold"/>
    </style:style>
    <style:style style:name="T5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еркурий сетевой адрес</text:p>
      <text:p text:style-name="P1">Для счетчиков <text:span text:style-name="T2">Меркурий 200 </text:span>заводским сетевым адресом счетчика будут являться<text:span text:style-name="T1"> </text:span>– шесть последних цифр заводского серийного номера</text:p>
      <text:p text:style-name="P4">Для счетчиков <text:span text:style-name="T4">Меркурий 230, Меркурий 231 и Меркурий 233</text:span><text:span text:style-name="T2"> </text:span>– три последние цифры заводского номера или две последние цифры в случае если три последние образуют число более 240. Если Последние цифры получаются нули, то сетевой адрес «1». Универсальный, широковещательный адрес: «0» - для всех счетчиков, но пользоваться им можно только если к преобразователю подключен один трехфазный счетчик Меркурий, не более.</text:p>
      <text:p text:style-name="P3">Для счетчиков <text:span text:style-name="T4">Меркурий 203.2Т и Меркурий 206</text:span><text:span text:style-name="T1"> </text:span><text:span text:style-name="T5">сетевым адресом устанавливаемым на заводе являются</text:span><text:span text:style-name="T3"> </text:span>– все восемь цифр серийного номера. Нулевой адрес, как у трехфазных, данные счетчики не поддерживают.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8:43:40.901189279</meta:creation-date>
    <dc:date>2017-12-04T18:44:18.808666939</dc:date>
    <meta:editing-duration>PT3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105" meta:character-count="755" meta:non-whitespace-character-count="650"/>
  </office:meta>
</office:document-meta>
</file>